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gnale negativo → FALL Time tempo di discesa del segna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gger</text:p>
          </table:table-cell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 time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rise time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/>
          <table:table-cell office:value-type="string" calcext:value-type="string">
            <text:p>Anode PM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@511 59.1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@1275 14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catter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 time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rise time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/>
          <table:table-cell office:value-type="string" calcext:value-type="string">
            <text:p>Anode PMT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@511 56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@1275 13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Detecto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all time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rise time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/>
          <table:table-cell office:value-type="string" calcext:value-type="string">
            <text:p>Anode PM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@511 56.8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@1275 13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FOLD 3</text:p>
          </table:table-cell>
          <table:table-cell table:style-name="ce1" office:value-type="string" calcext:value-type="string">
            <text:p>7 Hz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agger ch0</text:p>
          </table:table-cell>
        </table:table-row>
        <table:table-row table:style-name="ro1">
          <table:table-cell/>
          <table:table-cell office:value-type="string" calcext:value-type="string">
            <text:p>Scatterer ch1</text:p>
          </table:table-cell>
        </table:table-row>
        <table:table-row table:style-name="ro1">
          <table:table-cell/>
          <table:table-cell office:value-type="string" calcext:value-type="string">
            <text:p>Detector ch2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tagger</text:p>
          </table:table-cell>
          <table:table-cell office:value-type="string" calcext:value-type="string">
            <text:p>scatterer</text:p>
          </table:table-cell>
          <table:table-cell office:value-type="string" calcext:value-type="string">
            <text:p>detectors</text:p>
          </table:table-cell>
          <table:table-cell office:value-type="string" calcext:value-type="string">
            <text:p>Coincidence</text:p>
          </table:table-cell>
          <table:table-cell/>
          <table:table-cell office:value-type="string" calcext:value-type="string">
            <text:p>tagger</text:p>
          </table:table-cell>
          <table:table-cell office:value-type="string" calcext:value-type="string">
            <text:p>scatterer</text:p>
          </table:table-cell>
          <table:table-cell office:value-type="string" calcext:value-type="string">
            <text:p>detectors</text:p>
          </table:table-cell>
          <table:table-cell office:value-type="string" calcext:value-type="string">
            <text:p>Coincidence</text:p>
          </table:table-cell>
          <table:table-cell/>
          <table:table-cell office:value-type="string" calcext:value-type="string">
            <text:p>acq time</text:p>
          </table:table-cell>
          <table:table-cell office:value-type="string" calcext:value-type="string">
            <text:p>ev_acq</text:p>
          </table:table-cell>
          <table:table-cell office:value-type="string" calcext:value-type="string">
            <text:p>Acq tot time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count</text:p>
          </table:table-cell>
          <table:table-cell table:number-columns-repeated="4"/>
          <table:table-cell office:value-type="string" calcext:value-type="string">
            <text:p>count 10s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G7]/10" office:value-type="float" office:value="4372.6" calcext:value-type="float">
            <text:p>4372.6</text:p>
          </table:table-cell>
          <table:table-cell table:formula="of:=[.H8]/10" office:value-type="float" office:value="4266.8" calcext:value-type="float">
            <text:p>4266.8</text:p>
          </table:table-cell>
          <table:table-cell table:formula="of:=[.I7]/10" office:value-type="float" office:value="575.2" calcext:value-type="float">
            <text:p>575.2</text:p>
          </table:table-cell>
          <table:table-cell table:formula="of:=[.J7]/30" office:value-type="float" office:value="7.3" calcext:value-type="float">
            <text:p>7.3</text:p>
          </table:table-cell>
          <table:table-cell/>
          <table:table-cell office:value-type="float" office:value="43726" calcext:value-type="float">
            <text:p>43726</text:p>
          </table:table-cell>
          <table:table-cell office:value-type="float" office:value="42995" calcext:value-type="float">
            <text:p>42995</text:p>
          </table:table-cell>
          <table:table-cell office:value-type="float" office:value="5752" calcext:value-type="float">
            <text:p>5752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$O$5]*SUM([.$J$7:.$J$16])/(30*100*[.E7])" office:value-type="float" office:value="23.2931506849315" calcext:value-type="float">
            <text:p>23.2931506849</text:p>
          </table:table-cell>
          <table:table-cell table:formula="of:=[.L7]*[.E7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G8]/10" office:value-type="float" office:value="4344.2" calcext:value-type="float">
            <text:p>4344.2</text:p>
          </table:table-cell>
          <table:table-cell table:formula="of:=[.H8]/10" office:value-type="float" office:value="4266.8" calcext:value-type="float">
            <text:p>4266.8</text:p>
          </table:table-cell>
          <table:table-cell table:formula="of:=[.I8]/10" office:value-type="float" office:value="603.4" calcext:value-type="float">
            <text:p>603.4</text:p>
          </table:table-cell>
          <table:table-cell table:formula="of:=[.J8]/30" office:value-type="float" office:value="6.83333333333333" calcext:value-type="float">
            <text:p>6.8333333333</text:p>
          </table:table-cell>
          <table:table-cell/>
          <table:table-cell office:value-type="float" office:value="43442" calcext:value-type="float">
            <text:p>43442</text:p>
          </table:table-cell>
          <table:table-cell office:value-type="float" office:value="42668" calcext:value-type="float">
            <text:p>42668</text:p>
          </table:table-cell>
          <table:table-cell office:value-type="float" office:value="6034" calcext:value-type="float">
            <text:p>6034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$O$5]*SUM([.$J$7:.$J$16])/(30*100*[.E8])" office:value-type="float" office:value="24.8839024390244" calcext:value-type="float">
            <text:p>24.883902439</text:p>
          </table:table-cell>
          <table:table-cell table:formula="of:=[.L8]*[.E8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G9]/10" office:value-type="float" office:value="4380.6" calcext:value-type="float">
            <text:p>4380.6</text:p>
          </table:table-cell>
          <table:table-cell table:formula="of:=[.H9]/10" office:value-type="float" office:value="4193.3" calcext:value-type="float">
            <text:p>4193.3</text:p>
          </table:table-cell>
          <table:table-cell table:formula="of:=[.I9]/10" office:value-type="float" office:value="587.8" calcext:value-type="float">
            <text:p>587.8</text:p>
          </table:table-cell>
          <table:table-cell table:formula="of:=[.J9]/30" office:value-type="float" office:value="6.73333333333333" calcext:value-type="float">
            <text:p>6.7333333333</text:p>
          </table:table-cell>
          <table:table-cell/>
          <table:table-cell office:value-type="float" office:value="43806" calcext:value-type="float">
            <text:p>43806</text:p>
          </table:table-cell>
          <table:table-cell office:value-type="float" office:value="41933" calcext:value-type="float">
            <text:p>41933</text:p>
          </table:table-cell>
          <table:table-cell office:value-type="float" office:value="5878" calcext:value-type="float">
            <text:p>587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$O$5]*SUM([.$J$7:.$J$16])/(30*100*[.E9])" office:value-type="float" office:value="25.2534653465347" calcext:value-type="float">
            <text:p>25.2534653465</text:p>
          </table:table-cell>
          <table:table-cell table:formula="of:=[.L9]*[.E9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G10]/10" office:value-type="float" office:value="4387" calcext:value-type="float">
            <text:p>4387</text:p>
          </table:table-cell>
          <table:table-cell table:formula="of:=[.H10]/10" office:value-type="float" office:value="4142.5" calcext:value-type="float">
            <text:p>4142.5</text:p>
          </table:table-cell>
          <table:table-cell table:formula="of:=[.I10]/10" office:value-type="float" office:value="558.1" calcext:value-type="float">
            <text:p>558.1</text:p>
          </table:table-cell>
          <table:table-cell table:formula="of:=[.J10]/30" office:value-type="float" office:value="5.5" calcext:value-type="float">
            <text:p>5.5</text:p>
          </table:table-cell>
          <table:table-cell/>
          <table:table-cell office:value-type="float" office:value="43870" calcext:value-type="float">
            <text:p>43870</text:p>
          </table:table-cell>
          <table:table-cell office:value-type="float" office:value="41425" calcext:value-type="float">
            <text:p>41425</text:p>
          </table:table-cell>
          <table:table-cell office:value-type="float" office:value="5581" calcext:value-type="float">
            <text:p>5581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$O$5]*SUM([.$J$7:.$J$16])/(30*100*[.E10])" office:value-type="float" office:value="30.9163636363636" calcext:value-type="float">
            <text:p>30.9163636364</text:p>
          </table:table-cell>
          <table:table-cell table:formula="of:=[.L10]*[.E10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G11]/10" office:value-type="float" office:value="4376.7" calcext:value-type="float">
            <text:p>4376.7</text:p>
          </table:table-cell>
          <table:table-cell table:formula="of:=[.H11]/10" office:value-type="float" office:value="4137" calcext:value-type="float">
            <text:p>4137</text:p>
          </table:table-cell>
          <table:table-cell table:formula="of:=[.I11]/10" office:value-type="float" office:value="551.9" calcext:value-type="float">
            <text:p>551.9</text:p>
          </table:table-cell>
          <table:table-cell table:formula="of:=[.J11]/30" office:value-type="float" office:value="4.6" calcext:value-type="float">
            <text:p>4.6</text:p>
          </table:table-cell>
          <table:table-cell/>
          <table:table-cell office:value-type="float" office:value="43767" calcext:value-type="float">
            <text:p>43767</text:p>
          </table:table-cell>
          <table:table-cell office:value-type="float" office:value="41370" calcext:value-type="float">
            <text:p>41370</text:p>
          </table:table-cell>
          <table:table-cell office:value-type="float" office:value="5519" calcext:value-type="float">
            <text:p>5519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$O$5]*SUM([.$J$7:.$J$16])/(30*100*[.E11])" office:value-type="float" office:value="36.9652173913043" calcext:value-type="float">
            <text:p>36.9652173913</text:p>
          </table:table-cell>
          <table:table-cell table:formula="of:=[.L11]*[.E11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G12]/10" office:value-type="float" office:value="4367.4" calcext:value-type="float">
            <text:p>4367.4</text:p>
          </table:table-cell>
          <table:table-cell table:formula="of:=[.H12]/10" office:value-type="float" office:value="4149" calcext:value-type="float">
            <text:p>4149</text:p>
          </table:table-cell>
          <table:table-cell table:formula="of:=[.I12]/10" office:value-type="float" office:value="529.9" calcext:value-type="float">
            <text:p>529.9</text:p>
          </table:table-cell>
          <table:table-cell table:formula="of:=[.J12]/30" office:value-type="float" office:value="4.53333333333333" calcext:value-type="float">
            <text:p>4.5333333333</text:p>
          </table:table-cell>
          <table:table-cell/>
          <table:table-cell office:value-type="float" office:value="43674" calcext:value-type="float">
            <text:p>43674</text:p>
          </table:table-cell>
          <table:table-cell office:value-type="float" office:value="41490" calcext:value-type="float">
            <text:p>41490</text:p>
          </table:table-cell>
          <table:table-cell office:value-type="float" office:value="5299" calcext:value-type="float">
            <text:p>5299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$O$5]*SUM([.$J$7:.$J$16])/(30*100*[.E12])" office:value-type="float" office:value="37.5088235294118" calcext:value-type="float">
            <text:p>37.5088235294</text:p>
          </table:table-cell>
          <table:table-cell table:formula="of:=[.L12]*[.E12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G13]/10" office:value-type="float" office:value="4398.8" calcext:value-type="float">
            <text:p>4398.8</text:p>
          </table:table-cell>
          <table:table-cell table:formula="of:=[.H13]/10" office:value-type="float" office:value="4277.4" calcext:value-type="float">
            <text:p>4277.4</text:p>
          </table:table-cell>
          <table:table-cell table:formula="of:=[.I13]/10" office:value-type="float" office:value="535.8" calcext:value-type="float">
            <text:p>535.8</text:p>
          </table:table-cell>
          <table:table-cell table:formula="of:=[.J13]/30" office:value-type="float" office:value="3.43333333333333" calcext:value-type="float">
            <text:p>3.4333333333</text:p>
          </table:table-cell>
          <table:table-cell/>
          <table:table-cell office:value-type="float" office:value="43988" calcext:value-type="float">
            <text:p>43988</text:p>
          </table:table-cell>
          <table:table-cell office:value-type="float" office:value="42774" calcext:value-type="float">
            <text:p>42774</text:p>
          </table:table-cell>
          <table:table-cell office:value-type="float" office:value="5358" calcext:value-type="float">
            <text:p>5358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$O$5]*SUM([.$J$7:.$J$16])/(30*100*[.E13])" office:value-type="float" office:value="49.526213592233" calcext:value-type="float">
            <text:p>49.5262135922</text:p>
          </table:table-cell>
          <table:table-cell table:formula="of:=[.L13]*[.E13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G14]/10" office:value-type="float" office:value="4369" calcext:value-type="float">
            <text:p>4369</text:p>
          </table:table-cell>
          <table:table-cell table:formula="of:=[.H14]/10" office:value-type="float" office:value="4184.5" calcext:value-type="float">
            <text:p>4184.5</text:p>
          </table:table-cell>
          <table:table-cell table:formula="of:=[.I14]/10" office:value-type="float" office:value="527.4" calcext:value-type="float">
            <text:p>527.4</text:p>
          </table:table-cell>
          <table:table-cell table:formula="of:=[.J14]/30" office:value-type="float" office:value="3.13333333333333" calcext:value-type="float">
            <text:p>3.1333333333</text:p>
          </table:table-cell>
          <table:table-cell/>
          <table:table-cell office:value-type="float" office:value="43690" calcext:value-type="float">
            <text:p>43690</text:p>
          </table:table-cell>
          <table:table-cell office:value-type="float" office:value="41845" calcext:value-type="float">
            <text:p>41845</text:p>
          </table:table-cell>
          <table:table-cell office:value-type="float" office:value="5274" calcext:value-type="float">
            <text:p>527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$O$5]*SUM([.$J$7:.$J$16])/(30*100*[.E14])" office:value-type="float" office:value="54.268085106383" calcext:value-type="float">
            <text:p>54.2680851064</text:p>
          </table:table-cell>
          <table:table-cell table:formula="of:=[.L14]*[.E14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G15]/10" office:value-type="float" office:value="4362.6" calcext:value-type="float">
            <text:p>4362.6</text:p>
          </table:table-cell>
          <table:table-cell table:formula="of:=[.H15]/10" office:value-type="float" office:value="4103.3" calcext:value-type="float">
            <text:p>4103.3</text:p>
          </table:table-cell>
          <table:table-cell table:formula="of:=[.I15]/10" office:value-type="float" office:value="509.4" calcext:value-type="float">
            <text:p>509.4</text:p>
          </table:table-cell>
          <table:table-cell table:formula="of:=[.J15]/30" office:value-type="float" office:value="2.83333333333333" calcext:value-type="float">
            <text:p>2.8333333333</text:p>
          </table:table-cell>
          <table:table-cell/>
          <table:table-cell office:value-type="float" office:value="43626" calcext:value-type="float">
            <text:p>43626</text:p>
          </table:table-cell>
          <table:table-cell office:value-type="float" office:value="41033" calcext:value-type="float">
            <text:p>41033</text:p>
          </table:table-cell>
          <table:table-cell office:value-type="float" office:value="5094" calcext:value-type="float">
            <text:p>509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$O$5]*SUM([.$J$7:.$J$16])/(30*100*[.E15])" office:value-type="float" office:value="60.0141176470588" calcext:value-type="float">
            <text:p>60.0141176471</text:p>
          </table:table-cell>
          <table:table-cell table:formula="of:=[.L15]*[.E15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G16]/10" office:value-type="float" office:value="4373.6" calcext:value-type="float">
            <text:p>4373.6</text:p>
          </table:table-cell>
          <table:table-cell table:formula="of:=[.H16]/10" office:value-type="float" office:value="4125.2" calcext:value-type="float">
            <text:p>4125.2</text:p>
          </table:table-cell>
          <table:table-cell table:formula="of:=[.I16]/10" office:value-type="float" office:value="513.3" calcext:value-type="float">
            <text:p>513.3</text:p>
          </table:table-cell>
          <table:table-cell table:formula="of:=[.J16]/30" office:value-type="float" office:value="2.33333333333333" calcext:value-type="float">
            <text:p>2.3333333333</text:p>
          </table:table-cell>
          <table:table-cell/>
          <table:table-cell office:value-type="float" office:value="43736" calcext:value-type="float">
            <text:p>43736</text:p>
          </table:table-cell>
          <table:table-cell office:value-type="float" office:value="41252" calcext:value-type="float">
            <text:p>41252</text:p>
          </table:table-cell>
          <table:table-cell office:value-type="float" office:value="5133" calcext:value-type="float">
            <text:p>513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$O$5]*SUM([.$J$7:.$J$16])/(30*100*[.E16])" office:value-type="float" office:value="72.8742857142857" calcext:value-type="float">
            <text:p>72.8742857143</text:p>
          </table:table-cell>
          <table:table-cell table:formula="of:=[.L16]*[.E16]" office:value-type="float" office:value="170.04" calcext:value-type="float">
            <text:p>170.04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7:.D16])" office:value-type="float" office:value="5492.2" calcext:value-type="float">
            <text:p>5492.2</text:p>
          </table:table-cell>
          <table:table-cell table:formula="of:=SUM([.E7:.E16])" office:value-type="float" office:value="47.2333333333333" calcext:value-type="float">
            <text:p>47.2333333333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formula="of:=SUM([.L7:.L16])" office:value-type="float" office:value="415.503625087531" calcext:value-type="float">
            <text:p>415.50362508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6:52:11.199878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4:02:30.717065933</meta:creation-date>
    <dc:date>2017-11-23T17:46:52.505601748</dc:date>
    <meta:editing-duration>PT3H25M28S</meta:editing-duration>
    <meta:editing-cycles>16</meta:editing-cycles>
    <meta:generator>LibreOffice/4.2.8.2$Linux_X86_64 LibreOffice_project/420m0$Build-2</meta:generator>
    <meta:document-statistic meta:table-count="3" meta:cell-count="181" meta:object-count="0"/>
  </office:meta>
</office:document-meta>
</file>